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style:font-name="Arial" fo:font-size="12pt" style:font-size-asian="12pt" style:font-name-complex="Arial" style:font-size-complex="12pt"/>
    </style:style>
    <style:style style:name="P2" style:family="paragraph" style:parent-style-name="Normal">
      <style:text-properties style:font-name="Arial" fo:font-size="12pt" style:font-size-asian="12pt" style:font-name-complex="Arial" style:font-size-complex="12pt"/>
    </style:style>
    <style:style style:name="P3" style:family="paragraph" style:parent-style-name="Normal">
      <style:text-properties style:font-name="Arial" fo:font-size="12pt" fo:font-style="normal" style:text-underline-style="solid" style:text-underline-width="auto" style:text-underline-color="font-color" style:font-size-asian="12pt" style:font-style-asian="normal" style:font-name-complex="Arial" style:font-size-complex="12pt" style:font-style-complex="normal"/>
    </style:style>
    <style:style style:name="P4" style:family="paragraph" style:parent-style-name="Normal">
      <style:text-properties style:font-name="Arial" fo:font-size="12pt" fo:font-style="normal"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P5" style:family="paragraph" style:parent-style-name="Titel" style:master-page-name="MP0">
      <style:paragraph-properties fo:text-align="center" style:justify-single-word="false" style:page-number="auto" fo:break-before="page"/>
    </style:style>
    <style:style style:name="P6" style:family="paragraph" style:parent-style-name="Listeafsnit" style:list-style-name="L1">
      <style:text-properties style:font-name="Arial" fo:font-size="12pt" style:font-size-asian="12pt" style:font-name-complex="Arial" style:font-size-complex="12pt"/>
    </style:style>
    <text:list-style style:name="L1">
      <text:list-level-style-bullet text:level="1" text:style-name="WW_5f_CharLFO1LVL1" text:bullet-char="-">
        <style:list-level-properties text:space-before="0.635cm" text:min-label-width="0.635cm"/>
        <style:text-properties style:font-name="Aria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Log 2012-03-06</text:p>
      <text:p text:style-name="P1">Deltagere fremmødt: <text:s/>Sam, René, Michael, Yusuf, Cong, Nicolaj, Søren<text:line-break/>Digitalt fremmødt: Ingen<text:line-break/>Ikke fremmødt: Ingen</text:p>
      <text:p text:style-name="P1">Søren:</text:p>
      <text:list xml:id="list31333693" text:style-name="L1">
        <text:list-item>
          <text:p text:style-name="P6">Hvad har du lavet? Er været i gang med generel beskrivelse og database.</text:p>
        </text:list-item>
        <text:list-item>
          <text:p text:style-name="P6">Hvad skal du lave? Database.</text:p>
        </text:list-item>
        <text:list-item>
          <text:p text:style-name="P6">Har du haft problemer? Nej.</text:p>
        </text:list-item>
      </text:list>
      <text:p text:style-name="P1">René:</text:p>
      <text:list xml:id="list33610549" text:continue-numbering="true" text:style-name="L1">
        <text:list-item>
          <text:p text:style-name="P6">Hvad har du lavet? User stories for use cases. Lavet referencer til database. </text:p>
        </text:list-item>
        <text:list-item>
          <text:p text:style-name="P6">Hvad skal du lave? Skal <text:s/>lave noget til accepttest og noget review samt database.</text:p>
        </text:list-item>
        <text:list-item>
          <text:p text:style-name="P6">Har du haft problemer? Nej</text:p>
        </text:list-item>
      </text:list>
      <text:p text:style-name="P1">Sam:</text:p>
      <text:list xml:id="list33607870" text:continue-numbering="true" text:style-name="L1">
        <text:list-item>
          <text:p text:style-name="P6">Hvad har du lavet? Verificeret Congs arbejde samt lavet 'krav til systemets ydelse' og designkrav for kravspecifikation.</text:p>
        </text:list-item>
        <text:list-item>
          <text:p text:style-name="P6">Hvad skal du lave? Verificere samt lave database.</text:p>
        </text:list-item>
        <text:list-item>
          <text:p text:style-name="P6">Har du haft problemer? Nej.</text:p>
        </text:list-item>
      </text:list>
      <text:p text:style-name="P1">Nicolaj:</text:p>
      <text:list xml:id="list33591301" text:continue-numbering="true" text:style-name="L1">
        <text:list-item>
          <text:p text:style-name="P6">Hvad har du lavet? Ekstern grænseflader</text:p>
        </text:list-item>
        <text:list-item>
          <text:p text:style-name="P6">Hvad skal du lave? Databaser</text:p>
        </text:list-item>
        <text:list-item>
          <text:p text:style-name="P6">Har du haft problemer? Nej.</text:p>
        </text:list-item>
      </text:list>
      <text:p text:style-name="P1">Yusuf:</text:p>
      <text:list xml:id="list33592452" text:continue-numbering="true" text:style-name="L1">
        <text:list-item>
          <text:p text:style-name="P6">Hvad har du lavet? Er i gang med product backlog</text:p>
        </text:list-item>
        <text:list-item>
          <text:p text:style-name="P6">Hvad skal du lave? Skal i gang med product backlog</text:p>
        </text:list-item>
        <text:list-item>
          <text:p text:style-name="P6">Har du haft problemer? Nej</text:p>
        </text:list-item>
      </text:list>
      <text:p text:style-name="P1">Michael:</text:p>
      <text:list xml:id="list33593924" text:continue-numbering="true" text:style-name="L1">
        <text:list-item>
          <text:p text:style-name="P6"><text:soft-page-break/>Hvad har du lavet? Generel beskrivelse med Søren, hvor han har lavet egne punkter</text:p>
        </text:list-item>
        <text:list-item>
          <text:p text:style-name="P6">Hvad skal du lave? Skal <text:s/>lave database</text:p>
        </text:list-item>
        <text:list-item>
          <text:p text:style-name="P6">Har du haft problemer? Ingen umiddelbare problemer.</text:p>
        </text:list-item>
      </text:list>
      <text:p text:style-name="P1">Cong:</text:p>
      <text:list xml:id="list33587389" text:continue-numbering="true" text:style-name="L1">
        <text:list-item>
          <text:p text:style-name="P6">Hvad har du lavet? Lavet indledning for kravspecifikation og lavet accepttestens testspecifikation.</text:p>
        </text:list-item>
        <text:list-item>
          <text:p text:style-name="P6">Hvad skal du lave? Lave database</text:p>
        </text:list-item>
        <text:list-item>
          <text:p text:style-name="P6">Har du haft problemer? Med at lave database.</text:p>
        </text:list-item>
      </text:list>
      <text:p text:style-name="P1">P.t. er der lavet en brief beskrivelse af use cases, og der skal udvælges nogle til følgende sprint. Disse skal så skrives til fully dressed use cases. Kravspecifikation er blevet bestemt til at være opdateret løbende, da der ikke er fast afleveringsdato. </text:p>
      <text:p text:style-name="P1">Indtil videre er planen, at mandag tages med som møde. Ideen er at lave review og retrospektiv på ca. en time på en mandag. På en tirsdag kan der sættes mere tid af, hvor man kan bruge tiden på sprintplanning og snakke tasks, design m.m. </text:p>
      <text:p text:style-name="P3">René og Søren vil sætte sig på review af kravspecifikation samt accepttesten. </text:p>
      <text:p text:style-name="P3">Nicolaj og Cong sætter sig på database.</text:p>
      <text:p text:style-name="P3">Yusuf ser på product backlog.</text:p>
      <text:p text:style-name="P3">Sam hopper rundt på lidt af det hele.</text:p>
      <text:p text:style-name="P4">Næste møde sættes af til torsdag efter SW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a" fo:country="DK"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a" fo:country="DK"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Calibri" style:font-name-asian="Calibri" style:font-name-complex="Times New Roman" fo:hyphenate="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Normal" style:class="chapter">
      <style:paragraph-properties fo:margin-top="0cm" fo:margin-bottom="0.529cm" fo:line-height="100%" fo:hyphenation-ladder-count="no-limit" fo:padding="0cm" fo:border-left="none" fo:border-right="none" fo:border-top="none" fo:border-bottom="0.99pt solid #4f81bd" style:shadow="none"/>
      <style:text-properties fo:color="#17365d" style:font-name="Cambria" fo:font-size="26pt" fo:letter-spacing="0.009cm"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eafsnit" style:family="paragraph" style:parent-style-name="Normal">
      <style:paragraph-properties fo:margin="100%" fo:margin-left="1.27cm" fo:margin-right="0cm" fo:hyphenation-ladder-count="no-limit" fo:text-indent="0cm" style:auto-text-indent="false">
        <style:tab-stops/>
      </style:paragraph-properties>
      <style:text-properties fo:hyphenate="false"/>
    </style:style>
    <style:style style:name="Standardskrifttype_20_i_20_afsnit" style:display-name="Standardskrifttype i afsnit" style:family="text"/>
    <style:style style:name="Titel_20_Tegn" style:display-name="Titel Tegn" style:family="text" style:parent-style-name="Standardskrifttype_20_i_20_afsnit">
      <style:text-properties fo:color="#17365d" style:font-name="Cambria" fo:font-size="26pt" fo:letter-spacing="0.009cm" style:letter-kerning="true" style:font-name-asian="Times New Roman" style:font-size-asian="26pt" style:font-name-complex="Times New Roman" style:font-size-complex="26pt"/>
    </style:style>
    <style:style style:name="WW_5f_CharLFO1LVL1" style:display-name="WW_CharLFO1LVL1" style:family="text">
      <style:text-properties style:font-name="Arial" style:font-name-asian="Calibri" style:font-name-complex="Aria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meta:initial-creator>Sam Luu Tong</meta:initial-creator>
    <meta:creation-date>2012-02-23T07:52:00Z</meta:creation-date>
    <dc:date>2012-03-06T13:46:19</dc:date>
    <meta:editing-cycles>4</meta:editing-cycles>
    <meta:editing-duration>PT1H56M52S</meta:editing-duration>
    <meta:document-statistic meta:table-count="0" meta:image-count="0" meta:object-count="0" meta:page-count="2" meta:paragraph-count="37" meta:word-count="352" meta:character-count="1982" meta:non-whitespace-character-count="1681"/>
    <meta:template xlink:type="simple" xlink:actuate="onRequest" xlink:title="" xlink:href="Normal"/>
  </office:meta>
</office:document-meta>
</file>